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80000035DDD6AB43390AD9F35.png" manifest:media-type="image/png"/>
  <manifest:file-entry manifest:full-path="Pictures/1000000100000117000001146D29A8A57ACCBB87.png" manifest:media-type="image/png"/>
  <manifest:file-entry manifest:full-path="Pictures/10000001000003680000035D6F8FBDD669A5BC14.png" manifest:media-type="image/png"/>
  <manifest:file-entry manifest:full-path="Pictures/10000001000001170000011427A26EA1625951DC.png" manifest:media-type="image/png"/>
  <manifest:file-entry manifest:full-path="Pictures/10000001000003680000035DB808A7330EF531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Long_20_Dash" svg:stroke-width="0.035cm" svg:stroke-color="#000000" draw:marker-start-width="0.252cm" draw:marker-end-width="0.252cm" draw:fill-color="#eeeeee" draw:opacity="100%" draw:textarea-horizontal-align="justify" draw:textarea-vertical-align="middle" draw:auto-grow-height="false" fo:min-height="0.716cm" fo:min-width="15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 style:list-style-name="L1">
      <style:graphic-properties draw:stroke="none" draw:stroke-dash="Long_20_Dash" svg:stroke-width="0.035cm" svg:stroke-color="#000000" draw:marker-start-width="0.252cm" draw:marker-end-width="0.252cm" draw:fill-color="#eeeeee" draw:opacity="100%" draw:textarea-horizontal-align="justify" draw:textarea-vertical-align="middle" draw:auto-grow-height="false" fo:min-height="0.716cm" fo:min-width="15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solid" draw:fill-color="#eeeeee" draw:opacity="50%" draw:textarea-horizontal-align="justify" draw:textarea-vertical-align="middle" draw:auto-grow-height="false" fo:min-height="0.716cm" fo:min-width="8.01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draw:stroke-dash="Long_20_Dash" svg:stroke-width="0.035cm" svg:stroke-color="#000000" draw:marker-start-width="0.252cm" draw:marker-end-width="0.252cm" svg:stroke-linecap="butt" draw:fill="solid" draw:fill-color="#eeeeee" draw:opacity="50%" draw:textarea-horizontal-align="justify" draw:textarea-vertical-align="middle" draw:auto-grow-height="false" fo:min-height="0.716cm" fo:min-width="7.861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18cm" svg:stroke-color="#000000" draw:marker-start="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objectwithoutfill">
      <style:graphic-properties draw:stroke="dash" draw:stroke-dash="Double_20_Dash_20__28_Rounded_29_" svg:stroke-width="0.018cm" svg:stroke-color="#000000" draw:marker-start="" draw:marker-start-width="0.227cm" draw:marker-end="" draw:marker-end-width="0.327cm" svg:stroke-linecap="round" draw:fill="none" draw:textarea-vertical-align="middle" fo:padding-top="0.134cm" fo:padding-bottom="0.134cm" fo:padding-left="0.259cm" fo:padding-right="0.259cm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2" style:family="graphic" style:parent-style-name="standard">
      <style:graphic-properties svg:stroke-color="#000000" draw:marker-start="Linienspitzen_20_3" draw:marker-start-width="0.3cm" draw:marker-end="Linienspitzen_20_4" draw:marker-end-width="0.3cm" draw:textarea-vertical-align="top"/>
    </style:style>
    <style:style style:name="gr13" style:family="graphic" style:parent-style-name="standard">
      <style:graphic-properties svg:stroke-color="#000000" draw:marker-start="" draw:marker-start-width="0.3cm" draw:marker-end="Linienspitzen_20_4" draw:marker-end-width="0.3cm" draw:textarea-vertical-align="top"/>
    </style:style>
    <style:style style:name="gr14" style:family="graphic" style:parent-style-name="standard">
      <style:graphic-properties svg:stroke-color="#000000" draw:marker-start="Linienspitzen_20_3" draw:marker-start-width="0.3cm" draw:marker-end="" draw:marker-end-width="0.3cm" draw:textarea-vertical-align="top"/>
    </style:style>
    <style:style style:name="gr15" style:family="graphic" style:parent-style-name="standard" style:list-style-name="L1">
      <style:graphic-properties draw:stroke="none" draw:stroke-dash="Long_20_Dash" svg:stroke-width="0.035cm" svg:stroke-color="#000000" draw:marker-start-width="0.252cm" draw:marker-end-width="0.252cm" draw:fill-color="#999999" draw:opacity="10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draw:stroke="none" draw:stroke-dash="Long_20_Dash" svg:stroke-width="0.035cm" svg:stroke-color="#000000" draw:marker-start-width="0.252cm" draw:marker-end-width="0.252cm" draw:fill-color="#999999" draw:opacity="10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 style:list-style-name="L1">
      <style:graphic-properties draw:stroke="none" draw:stroke-dash="Long_20_Dash" svg:stroke-width="0.035cm" svg:stroke-color="#000000" draw:marker-start-width="0.252cm" draw:marker-end-width="0.252cm" draw:fill-color="#999999" draw:opacity="10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 style:list-style-name="L1">
      <style:graphic-properties draw:stroke="none" draw:stroke-dash="Long_20_Dash" svg:stroke-width="0.035cm" svg:stroke-color="#000000" draw:marker-start-width="0.252cm" draw:marker-end-width="0.252cm" draw:fill-color="#999999" draw:opacity="10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0" style:family="graphic" style:parent-style-name="standard">
      <style:graphic-properties svg:stroke-color="#999999" draw:marker-start="Circle" draw:marker-start-width="0.3cm" draw:marker-end="Linienspitzen_20_5" draw:marker-end-width="0.3cm" draw:fill-color="#808080" draw:textarea-vertical-align="middle"/>
    </style:style>
    <style:style style:name="gr21" style:family="graphic" style:parent-style-name="standard">
      <style:graphic-properties svg:stroke-color="#eeeeee" draw:marker-start="Circle" draw:marker-start-width="0.3cm" draw:marker-end="Linienspitzen_20_5" draw:marker-end-width="0.3cm" draw:fill-color="#eeeeee" draw:textarea-vertical-align="middle"/>
    </style:style>
    <style:style style:name="gr22" style:family="graphic" style:parent-style-name="standard">
      <style:graphic-properties svg:stroke-color="#eeeeee" draw:marker-start="Circle" draw:marker-start-width="0.3cm" draw:marker-end="Linienspitzen_20_5" draw:marker-end-width="0.3cm" draw:fill-color="#808080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use-window-font-color="true" loext:opacity="0%" style:font-name="Arial" fo:font-size="21pt" fo:font-weight="bold" style:letter-kerning="true" style:font-name-asian="Noto Sans CJK SC" style:font-size-asian="22pt" style:font-name-complex="Lohit Devanagari" style:font-size-complex="22pt"/>
    </style:style>
    <style:style style:name="P2" style:family="paragraph">
      <loext:graphic-properties draw:fill-color="#eeeeee" draw:opacity="100%"/>
      <style:paragraph-properties fo:text-align="center" style:writing-mode="lr-tb"/>
      <style:text-properties style:use-window-font-color="true" loext:opacity="0%" style:font-name="Arial" fo:font-size="21pt" fo:font-weight="bold" style:letter-kerning="true" style:font-name-asian="Noto Sans CJK SC" style:font-size-asian="22pt" style:font-name-complex="Lohit Devanagari" style:font-size-complex="22pt"/>
    </style:style>
    <style:style style:name="P3" style:family="paragraph">
      <style:paragraph-properties fo:text-align="center" style:writing-mode="lr-tb"/>
      <style:text-properties style:font-name="Arial" fo:font-size="14.8000001907349pt" style:font-size-asian="15pt" style:font-size-complex="15pt"/>
    </style:style>
    <style:style style:name="P4" style:family="paragraph">
      <loext:graphic-properties draw:fill="solid" draw:fill-color="#eeeeee" draw:opacity="50%"/>
      <style:paragraph-properties fo:text-align="center" style:writing-mode="lr-tb"/>
      <style:text-properties style:font-name="Arial" fo:font-size="14.8000001907349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" fo:font-size="12pt" style:font-size-asian="22pt" style:font-size-complex="22pt"/>
    </style:style>
    <style:style style:name="P9" style:family="paragraph">
      <style:paragraph-properties fo:margin-top="0cm" fo:margin-bottom="0cm"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999999" draw:opacity="100%"/>
      <style:paragraph-properties fo:text-align="center" style:writing-mode="lr-tb"/>
      <style:text-properties style:use-window-font-color="true" loext:opacity="0%" style:font-name="Arial" fo:font-size="21pt" fo:font-weight="bold" style:letter-kerning="true" style:font-name-asian="Noto Sans CJK SC" style:font-size-asian="22pt" style:font-name-complex="Lohit Devanagari" style:font-size-complex="22pt"/>
    </style:style>
    <style:style style:name="P11" style:family="paragraph">
      <style:paragraph-properties fo:text-align="center" style:writing-mode="lr-tb"/>
      <style:text-properties fo:color="#ffffff" loext:opacity="100%" style:font-name="Arial" fo:font-size="21pt" fo:font-weight="bold" style:letter-kerning="true" style:font-name-asian="Noto Sans CJK SC" style:font-size-asian="22pt" style:font-name-complex="Lohit Devanagari" style:font-size-complex="22pt"/>
    </style:style>
    <style:style style:name="P12" style:family="paragraph">
      <loext:graphic-properties draw:fill-color="#999999" draw:opacity="100%"/>
      <style:paragraph-properties fo:text-align="center" style:writing-mode="lr-tb"/>
      <style:text-properties fo:color="#ffffff" loext:opacity="100%" style:font-name="Arial" fo:font-size="21pt" fo:font-weight="bold" style:letter-kerning="true" style:font-name-asian="Noto Sans CJK SC" style:font-size-asian="22pt" style:font-name-complex="Lohit Devanagari" style:font-size-complex="22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rial" fo:font-size="20pt" style:font-size-asian="40pt" style:font-size-complex="40pt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loext:graphic-properties draw:fill-color="#808080"/>
      <style:paragraph-properties fo:text-align="center"/>
      <style:text-properties style:use-window-font-color="true" loext:opacity="0%"/>
    </style:style>
    <style:style style:name="P16" style:family="paragraph">
      <loext:graphic-properties draw:fill-color="#eeeeee"/>
      <style:paragraph-properties fo:text-align="center"/>
      <style:text-properties fo:color="#3faf46" loext:opacity="100%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Arial" fo:font-size="14pt" fo:font-weight="bold" style:letter-kerning="true" style:font-name-asian="Noto Sans CJK SC" style:font-size-asian="15pt" style:font-name-complex="Lohit Devanagari" style:font-size-complex="15pt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22pt" style:font-size-complex="22pt"/>
    </style:style>
    <style:style style:name="T5" style:family="text">
      <style:text-properties fo:color="#ffffff" loext:opacity="100%" style:font-name="Arial" fo:font-size="14pt" fo:font-weight="bold" style:letter-kerning="true" style:font-name-asian="Noto Sans CJK SC" style:font-size-asian="15pt" style:font-name-complex="Lohit Devanagari" style:font-size-complex="15pt"/>
    </style:style>
    <style:style style:name="T6" style:family="text">
      <style:text-properties style:font-name="Arial" fo:font-size="2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draw:layer="layout" svg:width="16cm" svg:height="1cm" svg:x="3.7cm" svg:y="15.34cm">
          <text:p text:style-name="P1"><text:span text:style-name="T1">br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cm" svg:height="1cm" svg:x="3.7cm" svg:y="6.24cm">
          <text:p text:style-name="P1"><text:span text:style-name="T1">br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55cm" svg:height="1cm" draw:transform="rotate (-1.5707963267949) translate (24.5cm 1.185cm)">
          <text:p text:style-name="P3"><text:span text:style-name="T2">Dark </text:span><text:span text:style-name="T2">N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.395cm" svg:height="1cm" draw:transform="rotate (-1.5707963267949) translate (24.5cm 10.34cm)">
          <text:p text:style-name="P3"><text:span text:style-name="T2">Moonlit </text:span><text:span text:style-name="T2">N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3.7cm" svg:y1="2.385cm" svg:x2="19.7cm" svg:y2="2.385cm">
          <text:p/>
        </draw:line>
        <draw:line draw:style-name="gr6" draw:text-style-name="P5" draw:layer="layout" svg:x1="0.7cm" svg:y1="2.385cm" svg:x2="3.7cm" svg:y2="2.385cm">
          <text:p/>
        </draw:line>
        <draw:line draw:style-name="gr6" draw:text-style-name="P5" draw:layer="layout" svg:x1="19.7cm" svg:y1="2.385cm" svg:x2="22.7cm" svg:y2="2.385cm">
          <text:p/>
        </draw:line>
        <draw:line draw:style-name="gr5" draw:text-style-name="P5" draw:layer="layout" svg:x1="3.7cm" svg:y1="2.385cm" svg:x2="3.7cm" svg:y2="2.885cm">
          <text:p/>
        </draw:line>
        <draw:line draw:style-name="gr5" draw:text-style-name="P5" draw:layer="layout" svg:x1="6.6cm" svg:y1="2.385cm" svg:x2="6.6cm" svg:y2="2.885cm">
          <text:p/>
        </draw:line>
        <draw:line draw:style-name="gr5" draw:text-style-name="P5" draw:layer="layout" svg:x1="6.6cm" svg:y1="2.385cm" svg:x2="6.6cm" svg:y2="2.885cm">
          <text:p/>
        </draw:line>
        <draw:line draw:style-name="gr5" draw:text-style-name="P5" draw:layer="layout" svg:x1="16.8cm" svg:y1="2.385cm" svg:x2="16.8cm" svg:y2="2.885cm">
          <text:p/>
        </draw:line>
        <draw:line draw:style-name="gr5" draw:text-style-name="P5" draw:layer="layout" svg:x1="19.7cm" svg:y1="2.385cm" svg:x2="19.7cm" svg:y2="2.885cm">
          <text:p/>
        </draw:line>
        <draw:line draw:style-name="gr5" draw:text-style-name="P5" draw:layer="layout" svg:x1="19.7cm" svg:y1="2.385cm" svg:x2="19.7cm" svg:y2="2.885cm">
          <text:p/>
        </draw:line>
        <draw:frame draw:style-name="gr7" draw:text-style-name="P7" draw:layer="layout" svg:width="2.381cm" svg:height="0.962cm" svg:x="5.419cm" svg:y="1.404cm">
          <draw:text-box>
            <text:p text:style-name="P6"><text:span text:style-name="T3">0°</text:span></text:p>
          </draw:text-box>
        </draw:frame>
        <draw:frame draw:style-name="gr7" draw:text-style-name="P7" draw:layer="layout" svg:width="2.381cm" svg:height="0.962cm" svg:x="15.6cm" svg:y="1.404cm">
          <draw:text-box>
            <text:p text:style-name="P6"><text:span text:style-name="T3">0°</text:span></text:p>
          </draw:text-box>
        </draw:frame>
        <draw:frame draw:style-name="gr8" draw:text-style-name="P7" draw:layer="layout" svg:width="2.475cm" svg:height="1cm" svg:x="18.425cm" svg:y="1.385cm">
          <draw:text-box>
            <text:p text:style-name="P6"><text:span text:style-name="T3">-18°</text:span></text:p>
          </draw:text-box>
        </draw:frame>
        <draw:frame draw:style-name="gr7" draw:text-style-name="P7" draw:layer="layout" svg:width="2.381cm" svg:height="0.962cm" svg:x="2.5cm" svg:y="1.404cm">
          <draw:text-box>
            <text:p text:style-name="P6"><text:span text:style-name="T3">-18°</text:span></text:p>
          </draw:text-box>
        </draw:frame>
        <draw:frame draw:style-name="gr7" draw:text-style-name="P7" draw:layer="layout" svg:width="2.38cm" svg:height="0.962cm" svg:x="10.51cm" svg:y="1.404cm">
          <draw:text-box>
            <text:p text:style-name="P6"><text:span text:style-name="T3">&gt; 0°</text:span></text:p>
          </draw:text-box>
        </draw:frame>
        <draw:line draw:style-name="gr9" draw:text-style-name="P5" draw:layer="layout" svg:x1="3.7cm" svg:y1="8.74cm" svg:x2="3.7cm" svg:y2="2.385cm">
          <text:p/>
        </draw:line>
        <draw:line draw:style-name="gr9" draw:text-style-name="P5" draw:layer="layout" svg:x1="6.6cm" svg:y1="8.74cm" svg:x2="6.6cm" svg:y2="2.385cm">
          <text:p/>
        </draw:line>
        <draw:line draw:style-name="gr9" draw:text-style-name="P5" draw:layer="layout" svg:x1="16.8cm" svg:y1="8.74cm" svg:x2="16.8cm" svg:y2="2.385cm">
          <text:p/>
        </draw:line>
        <draw:line draw:style-name="gr9" draw:text-style-name="P5" draw:layer="layout" svg:x1="19.7cm" svg:y1="8.74cm" svg:x2="19.7cm" svg:y2="2.385cm">
          <text:p/>
        </draw:line>
        <draw:frame draw:style-name="gr10" draw:text-style-name="P5" draw:layer="layout" svg:width="2cm" svg:height="1.97cm" svg:x="7.2cm" svg:y="2.615cm">
          <draw:image xlink:href="Pictures/10000001000003680000035DB808A7330EF531F2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10.51cm" svg:y="2.615cm">
          <draw:image xlink:href="Pictures/10000001000003680000035D6F8FBDD669A5BC14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14.2cm" svg:y="2.615cm">
          <draw:image xlink:href="Pictures/10000001000003680000035DB808A7330EF531F2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4.2cm" svg:y="2.615cm">
          <draw:image xlink:href="Pictures/1000000100000117000001146D29A8A57ACCBB87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17.2cm" svg:y="2.615cm">
          <draw:image xlink:href="Pictures/1000000100000117000001146D29A8A57ACCBB87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1.2cm" svg:y="2.615cm">
          <draw:image xlink:href="Pictures/10000001000001170000011427A26EA1625951DC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20.2cm" svg:y="2.615cm">
          <draw:image xlink:href="Pictures/10000001000001170000011427A26EA1625951DC.png" xlink:type="simple" xlink:show="embed" xlink:actuate="onLoad" draw:mime-type="image/png">
            <text:p/>
          </draw:image>
        </draw:frame>
        <draw:frame draw:style-name="gr11" draw:text-style-name="P8" draw:layer="layout" svg:width="2.9cm" svg:height="0.878cm" svg:x="3.7cm" svg:y="5.24cm">
          <draw:text-box>
            <text:p text:style-name="P6"><text:span text:style-name="T4">crepuscular</text:span></text:p>
          </draw:text-box>
        </draw:frame>
        <draw:frame draw:style-name="gr11" draw:text-style-name="P8" draw:layer="layout" svg:width="2.9cm" svg:height="0.878cm" svg:x="0.8cm" svg:y="5.24cm">
          <draw:text-box>
            <text:p text:style-name="P6"><text:span text:style-name="T4">night</text:span></text:p>
          </draw:text-box>
        </draw:frame>
        <draw:frame draw:style-name="gr11" draw:text-style-name="P8" draw:layer="layout" svg:width="10.2cm" svg:height="0.878cm" svg:x="6.6cm" svg:y="5.24cm">
          <draw:text-box>
            <text:p text:style-name="P6"><text:span text:style-name="T4">day</text:span></text:p>
          </draw:text-box>
        </draw:frame>
        <draw:line draw:style-name="gr12" draw:text-style-name="P9" draw:layer="layout" svg:x1="6.6cm" svg:y1="5.04cm" svg:x2="16.8cm" svg:y2="5.04cm">
          <text:p/>
        </draw:line>
        <draw:line draw:style-name="gr12" draw:text-style-name="P9" draw:layer="layout" svg:x1="3.7cm" svg:y1="5.04cm" svg:x2="6.6cm" svg:y2="5.04cm">
          <text:p/>
        </draw:line>
        <draw:line draw:style-name="gr13" draw:text-style-name="P9" draw:layer="layout" svg:x1="0.8cm" svg:y1="5.04cm" svg:x2="3.7cm" svg:y2="5.04cm">
          <text:p/>
        </draw:line>
        <draw:line draw:style-name="gr12" draw:text-style-name="P9" draw:layer="layout" svg:x1="16.8cm" svg:y1="5.04cm" svg:x2="19.7cm" svg:y2="5.04cm">
          <text:p/>
        </draw:line>
        <draw:line draw:style-name="gr14" draw:text-style-name="P9" draw:layer="layout" svg:x1="19.7cm" svg:y1="5.04cm" svg:x2="22.6cm" svg:y2="5.04cm">
          <text:p/>
        </draw:line>
        <draw:frame draw:style-name="gr11" draw:text-style-name="P8" draw:layer="layout" svg:width="2.9cm" svg:height="0.878cm" svg:x="16.8cm" svg:y="5.24cm">
          <draw:text-box>
            <text:p text:style-name="P6"><text:span text:style-name="T4">crepuscular</text:span></text:p>
          </draw:text-box>
        </draw:frame>
        <draw:frame draw:style-name="gr11" draw:text-style-name="P8" draw:layer="layout" svg:width="2.9cm" svg:height="0.878cm" svg:x="19.7cm" svg:y="5.24cm">
          <draw:text-box>
            <text:p text:style-name="P6"><text:span text:style-name="T4">night</text:span></text:p>
          </draw:text-box>
        </draw:frame>
        <draw:custom-shape draw:style-name="gr15" draw:text-style-name="P10" draw:layer="layout" svg:width="3cm" svg:height="1cm" svg:x="0.7cm" svg:y="6.24cm">
          <text:p text:style-name="P1"><text:span text:style-name="T1">dark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cm" svg:height="1cm" svg:x="19.7cm" svg:y="6.24cm">
          <text:p text:style-name="P1"><text:span text:style-name="T1">dark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7cm" svg:y1="11.485cm" svg:x2="19.7cm" svg:y2="11.485cm">
          <text:p/>
        </draw:line>
        <draw:line draw:style-name="gr6" draw:text-style-name="P5" draw:layer="layout" svg:x1="0.7cm" svg:y1="11.485cm" svg:x2="3.7cm" svg:y2="11.485cm">
          <text:p/>
        </draw:line>
        <draw:line draw:style-name="gr6" draw:text-style-name="P5" draw:layer="layout" svg:x1="19.7cm" svg:y1="11.485cm" svg:x2="22.7cm" svg:y2="11.485cm">
          <text:p/>
        </draw:line>
        <draw:line draw:style-name="gr5" draw:text-style-name="P5" draw:layer="layout" svg:x1="3.7cm" svg:y1="11.485cm" svg:x2="3.7cm" svg:y2="11.985cm">
          <text:p/>
        </draw:line>
        <draw:line draw:style-name="gr5" draw:text-style-name="P5" draw:layer="layout" svg:x1="6.6cm" svg:y1="11.485cm" svg:x2="6.6cm" svg:y2="11.985cm">
          <text:p/>
        </draw:line>
        <draw:line draw:style-name="gr5" draw:text-style-name="P5" draw:layer="layout" svg:x1="6.6cm" svg:y1="11.485cm" svg:x2="6.6cm" svg:y2="11.985cm">
          <text:p/>
        </draw:line>
        <draw:line draw:style-name="gr5" draw:text-style-name="P5" draw:layer="layout" svg:x1="16.8cm" svg:y1="11.485cm" svg:x2="16.8cm" svg:y2="11.985cm">
          <text:p/>
        </draw:line>
        <draw:line draw:style-name="gr5" draw:text-style-name="P5" draw:layer="layout" svg:x1="19.7cm" svg:y1="11.485cm" svg:x2="19.7cm" svg:y2="11.985cm">
          <text:p/>
        </draw:line>
        <draw:line draw:style-name="gr5" draw:text-style-name="P5" draw:layer="layout" svg:x1="19.7cm" svg:y1="11.485cm" svg:x2="19.7cm" svg:y2="11.985cm">
          <text:p/>
        </draw:line>
        <draw:frame draw:style-name="gr7" draw:text-style-name="P7" draw:layer="layout" svg:width="2.381cm" svg:height="0.962cm" svg:x="5.419cm" svg:y="10.504cm">
          <draw:text-box>
            <text:p text:style-name="P6"><text:span text:style-name="T3">0°</text:span></text:p>
          </draw:text-box>
        </draw:frame>
        <draw:frame draw:style-name="gr7" draw:text-style-name="P7" draw:layer="layout" svg:width="2.381cm" svg:height="0.962cm" svg:x="15.6cm" svg:y="10.504cm">
          <draw:text-box>
            <text:p text:style-name="P6"><text:span text:style-name="T3">0°</text:span></text:p>
          </draw:text-box>
        </draw:frame>
        <draw:frame draw:style-name="gr8" draw:text-style-name="P7" draw:layer="layout" svg:width="2.475cm" svg:height="1cm" svg:x="18.425cm" svg:y="10.485cm">
          <draw:text-box>
            <text:p text:style-name="P6"><text:span text:style-name="T3">-18°</text:span></text:p>
          </draw:text-box>
        </draw:frame>
        <draw:frame draw:style-name="gr7" draw:text-style-name="P7" draw:layer="layout" svg:width="2.381cm" svg:height="0.962cm" svg:x="2.5cm" svg:y="10.504cm">
          <draw:text-box>
            <text:p text:style-name="P6"><text:span text:style-name="T3">-18°</text:span></text:p>
          </draw:text-box>
        </draw:frame>
        <draw:frame draw:style-name="gr7" draw:text-style-name="P7" draw:layer="layout" svg:width="2.38cm" svg:height="0.962cm" svg:x="10.51cm" svg:y="10.504cm">
          <draw:text-box>
            <text:p text:style-name="P6"><text:span text:style-name="T3">&gt; 0°</text:span></text:p>
          </draw:text-box>
        </draw:frame>
        <draw:frame draw:style-name="gr10" draw:text-style-name="P5" draw:layer="layout" svg:width="2cm" svg:height="1.97cm" svg:x="7.2cm" svg:y="11.715cm">
          <draw:image xlink:href="Pictures/10000001000003680000035DB808A7330EF531F2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10.51cm" svg:y="11.715cm">
          <draw:image xlink:href="Pictures/10000001000003680000035D6F8FBDD669A5BC14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14.2cm" svg:y="11.715cm">
          <draw:image xlink:href="Pictures/10000001000003680000035DB808A7330EF531F2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4.2cm" svg:y="11.715cm">
          <draw:image xlink:href="Pictures/1000000100000117000001146D29A8A57ACCBB87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17.2cm" svg:y="11.715cm">
          <draw:image xlink:href="Pictures/1000000100000117000001146D29A8A57ACCBB87.png" xlink:type="simple" xlink:show="embed" xlink:actuate="onLoad" draw:mime-type="image/png">
            <text:p/>
          </draw:image>
        </draw:frame>
        <draw:frame draw:style-name="gr11" draw:text-style-name="P8" draw:layer="layout" svg:width="2.9cm" svg:height="0.878cm" svg:x="3.7cm" svg:y="14.34cm">
          <draw:text-box>
            <text:p text:style-name="P6"><text:span text:style-name="T4">crepuscular</text:span></text:p>
          </draw:text-box>
        </draw:frame>
        <draw:frame draw:style-name="gr11" draw:text-style-name="P8" draw:layer="layout" svg:width="2.9cm" svg:height="0.878cm" svg:x="0.8cm" svg:y="14.34cm">
          <draw:text-box>
            <text:p text:style-name="P6"><text:span text:style-name="T4">night</text:span></text:p>
          </draw:text-box>
        </draw:frame>
        <draw:frame draw:style-name="gr11" draw:text-style-name="P8" draw:layer="layout" svg:width="10.2cm" svg:height="0.878cm" svg:x="6.6cm" svg:y="14.34cm">
          <draw:text-box>
            <text:p text:style-name="P6"><text:span text:style-name="T4">day</text:span></text:p>
          </draw:text-box>
        </draw:frame>
        <draw:line draw:style-name="gr12" draw:text-style-name="P9" draw:layer="layout" svg:x1="6.6cm" svg:y1="14.14cm" svg:x2="16.8cm" svg:y2="14.14cm">
          <text:p/>
        </draw:line>
        <draw:line draw:style-name="gr12" draw:text-style-name="P9" draw:layer="layout" svg:x1="3.7cm" svg:y1="14.14cm" svg:x2="6.6cm" svg:y2="14.14cm">
          <text:p/>
        </draw:line>
        <draw:line draw:style-name="gr13" draw:text-style-name="P9" draw:layer="layout" svg:x1="0.8cm" svg:y1="14.14cm" svg:x2="3.7cm" svg:y2="14.14cm">
          <text:p/>
        </draw:line>
        <draw:line draw:style-name="gr12" draw:text-style-name="P9" draw:layer="layout" svg:x1="16.8cm" svg:y1="14.14cm" svg:x2="19.7cm" svg:y2="14.14cm">
          <text:p/>
        </draw:line>
        <draw:line draw:style-name="gr14" draw:text-style-name="P9" draw:layer="layout" svg:x1="19.7cm" svg:y1="14.14cm" svg:x2="22.6cm" svg:y2="14.14cm">
          <text:p/>
        </draw:line>
        <draw:frame draw:style-name="gr11" draw:text-style-name="P8" draw:layer="layout" svg:width="2.9cm" svg:height="0.878cm" svg:x="16.8cm" svg:y="14.34cm">
          <draw:text-box>
            <text:p text:style-name="P6"><text:span text:style-name="T4">crepuscular</text:span></text:p>
          </draw:text-box>
        </draw:frame>
        <draw:frame draw:style-name="gr11" draw:text-style-name="P8" draw:layer="layout" svg:width="2.9cm" svg:height="0.878cm" svg:x="19.7cm" svg:y="14.34cm">
          <draw:text-box>
            <text:p text:style-name="P6"><text:span text:style-name="T4">night</text:span></text:p>
          </draw:text-box>
        </draw:frame>
        <draw:custom-shape draw:style-name="gr17" draw:text-style-name="P12" draw:layer="layout" svg:width="3cm" svg:height="1cm" svg:x="0.7cm" svg:y="15.34cm">
          <text:p text:style-name="P11"><text:span text:style-name="T5">bright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cm" svg:height="1cm" svg:x="19.7cm" svg:y="15.34cm">
          <text:p text:style-name="P11"><text:span text:style-name="T5">bright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cm" svg:height="1.97cm" svg:x="1.2cm" svg:y="11.715cm">
          <draw:image xlink:href="Pictures/10000001000003680000035DDD6AB43390AD9F35.png" xlink:type="simple" xlink:show="embed" xlink:actuate="onLoad" draw:mime-type="image/png">
            <text:p/>
          </draw:image>
        </draw:frame>
        <draw:frame draw:style-name="gr10" draw:text-style-name="P5" draw:layer="layout" svg:width="2cm" svg:height="1.97cm" svg:x="20.2cm" svg:y="11.715cm">
          <draw:image xlink:href="Pictures/10000001000003680000035DDD6AB43390AD9F35.png" xlink:type="simple" xlink:show="embed" xlink:actuate="onLoad" draw:mime-type="image/png">
            <text:p/>
          </draw:image>
        </draw:frame>
        <draw:frame draw:style-name="gr19" draw:text-style-name="P13" draw:layer="layout" svg:width="10.2cm" svg:height="1.038cm" svg:x="6.6cm" svg:y="0.266cm">
          <draw:text-box>
            <text:p text:style-name="P6"><text:span text:style-name="T6">Sun-Angle</text:span></text:p>
          </draw:text-box>
        </draw:frame>
        <draw:line draw:style-name="gr9" draw:text-style-name="P5" draw:layer="layout" svg:x1="3.7cm" svg:y1="17.941cm" svg:x2="3.7cm" svg:y2="11.586cm">
          <text:p/>
        </draw:line>
        <draw:line draw:style-name="gr9" draw:text-style-name="P5" draw:layer="layout" svg:x1="6.6cm" svg:y1="17.941cm" svg:x2="6.6cm" svg:y2="11.586cm">
          <text:p/>
        </draw:line>
        <draw:line draw:style-name="gr9" draw:text-style-name="P5" draw:layer="layout" svg:x1="16.8cm" svg:y1="17.941cm" svg:x2="16.8cm" svg:y2="11.586cm">
          <text:p/>
        </draw:line>
        <draw:line draw:style-name="gr9" draw:text-style-name="P5" draw:layer="layout" svg:x1="19.7cm" svg:y1="17.941cm" svg:x2="19.7cm" svg:y2="11.586cm">
          <text:p/>
        </draw:line>
        <draw:line draw:style-name="gr20" draw:text-style-name="P14" draw:layer="layout" svg:x1="1.1cm" svg:y1="8.135cm" svg:x2="5.1cm" svg:y2="8.135cm">
          <text:p/>
        </draw:line>
        <draw:line draw:style-name="gr20" draw:text-style-name="P15" draw:layer="layout" svg:x1="1.7cm" svg:y1="8.535cm" svg:x2="5.7cm" svg:y2="8.535cm">
          <text:p/>
        </draw:line>
        <draw:line draw:style-name="gr21" draw:text-style-name="P16" draw:layer="layout" svg:x1="2.3cm" svg:y1="8.935cm" svg:x2="6.3cm" svg:y2="8.935cm">
          <text:p/>
        </draw:line>
        <draw:line draw:style-name="gr21" draw:text-style-name="P16" draw:layer="layout" svg:x1="2.9cm" svg:y1="9.335cm" svg:x2="6.9cm" svg:y2="9.335cm">
          <text:p/>
        </draw:line>
        <draw:line draw:style-name="gr20" draw:text-style-name="P14" draw:layer="layout" svg:x1="0.5cm" svg:y1="7.735cm" svg:x2="4.5cm" svg:y2="7.735cm">
          <text:p/>
        </draw:line>
        <draw:line draw:style-name="gr21" draw:text-style-name="P16" draw:layer="layout" svg:x1="3.5cm" svg:y1="9.735cm" svg:x2="7.5cm" svg:y2="9.735cm">
          <text:p/>
        </draw:line>
        <draw:line draw:style-name="gr22" draw:text-style-name="P14" draw:layer="layout" svg:x1="1.1cm" svg:y1="17.135cm" svg:x2="5.1cm" svg:y2="17.135cm">
          <text:p/>
        </draw:line>
        <draw:line draw:style-name="gr21" draw:text-style-name="P16" draw:layer="layout" svg:x1="1.7cm" svg:y1="17.535cm" svg:x2="5.7cm" svg:y2="17.535cm">
          <text:p/>
        </draw:line>
        <draw:line draw:style-name="gr21" draw:text-style-name="P16" draw:layer="layout" svg:x1="2.3cm" svg:y1="17.935cm" svg:x2="6.3cm" svg:y2="17.935cm">
          <text:p/>
        </draw:line>
        <draw:line draw:style-name="gr21" draw:text-style-name="P16" draw:layer="layout" svg:x1="2.9cm" svg:y1="18.335cm" svg:x2="6.9cm" svg:y2="18.335cm">
          <text:p/>
        </draw:line>
        <draw:line draw:style-name="gr22" draw:text-style-name="P14" draw:layer="layout" svg:x1="0.5cm" svg:y1="16.735cm" svg:x2="4.5cm" svg:y2="16.735cm">
          <text:p/>
        </draw:line>
        <draw:line draw:style-name="gr21" draw:text-style-name="P16" draw:layer="layout" svg:x1="3.5cm" svg:y1="18.735cm" svg:x2="7.5cm" svg:y2="18.735cm">
          <text:p/>
        </draw:line>
        <draw:line draw:style-name="gr21" draw:text-style-name="P16" draw:layer="layout" svg:x1="16.9cm" svg:y1="8.135cm" svg:x2="20.9cm" svg:y2="8.135cm">
          <text:p/>
        </draw:line>
        <draw:line draw:style-name="gr21" draw:text-style-name="P16" draw:layer="layout" svg:x1="17.5cm" svg:y1="8.535cm" svg:x2="21.5cm" svg:y2="8.535cm">
          <text:p/>
        </draw:line>
        <draw:line draw:style-name="gr20" draw:text-style-name="P15" draw:layer="layout" svg:x1="18.1cm" svg:y1="8.935cm" svg:x2="22.1cm" svg:y2="8.935cm">
          <text:p/>
        </draw:line>
        <draw:line draw:style-name="gr20" draw:text-style-name="P15" draw:layer="layout" svg:x1="18.7cm" svg:y1="9.335cm" svg:x2="22.7cm" svg:y2="9.335cm">
          <text:p/>
        </draw:line>
        <draw:line draw:style-name="gr21" draw:text-style-name="P16" draw:layer="layout" svg:x1="16.3cm" svg:y1="7.735cm" svg:x2="20.3cm" svg:y2="7.735cm">
          <text:p/>
        </draw:line>
        <draw:line draw:style-name="gr20" draw:text-style-name="P15" draw:layer="layout" svg:x1="19.3cm" svg:y1="9.735cm" svg:x2="23.3cm" svg:y2="9.735cm">
          <text:p/>
        </draw:line>
        <draw:line draw:style-name="gr21" draw:text-style-name="P16" draw:layer="layout" svg:x1="16.8cm" svg:y1="17.135cm" svg:x2="20.8cm" svg:y2="17.135cm">
          <text:p/>
        </draw:line>
        <draw:line draw:style-name="gr21" draw:text-style-name="P16" draw:layer="layout" svg:x1="17.4cm" svg:y1="17.535cm" svg:x2="21.4cm" svg:y2="17.535cm">
          <text:p/>
        </draw:line>
        <draw:line draw:style-name="gr21" draw:text-style-name="P16" draw:layer="layout" svg:x1="18cm" svg:y1="17.935cm" svg:x2="22cm" svg:y2="17.935cm">
          <text:p/>
        </draw:line>
        <draw:line draw:style-name="gr21" draw:text-style-name="P16" draw:layer="layout" svg:x1="18.6cm" svg:y1="18.335cm" svg:x2="22.6cm" svg:y2="18.335cm">
          <text:p/>
        </draw:line>
        <draw:line draw:style-name="gr21" draw:text-style-name="P16" draw:layer="layout" svg:x1="16.2cm" svg:y1="16.735cm" svg:x2="20.2cm" svg:y2="16.735cm">
          <text:p/>
        </draw:line>
        <draw:line draw:style-name="gr21" draw:text-style-name="P16" draw:layer="layout" svg:x1="19.2cm" svg:y1="18.735cm" svg:x2="23.2cm" svg:y2="18.735cm">
          <text:p/>
        </draw:lin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cm" fo:margin-bottom="0cm" fo:text-indent="0cm"/>
      <style:text-properties fo:font-size="24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839cm" svg:x="1cm" svg:y="2.853cm"/>
      <draw:page-thumbnail draw:layer="backgroundobjects" svg:width="8.999cm" svg:height="6.839cm" svg:x="1cm" svg:y="11.429cm"/>
      <draw:page-thumbnail draw:layer="backgroundobjects" svg:width="8.999cm" svg:height="6.839cm" svg:x="1cm" svg:y="20.005cm"/>
      <draw:page-thumbnail draw:layer="backgroundobjects" svg:width="8.999cm" svg:height="6.839cm" svg:x="11cm" svg:y="2.853cm"/>
      <draw:page-thumbnail draw:layer="backgroundobjects" svg:width="8.999cm" svg:height="6.839cm" svg:x="11cm" svg:y="11.429cm"/>
      <draw:page-thumbnail draw:layer="backgroundobjects" svg:width="8.999cm" svg:height="6.839cm" svg:x="11cm" svg:y="20.005cm"/>
    </style:handout-master>
    <style:master-page style:name="Standard" style:page-layout-name="PM1" draw:style-name="Mdp1">
      <draw:frame presentation:style-name="Standard-title" draw:layer="backgroundobjects" svg:width="22.499cm" svg:height="3.171cm" svg:x="1.25cm" svg:y="0.757cm" presentation:class="title" presentation:placeholder="true">
        <draw:text-box/>
      </draw:frame>
      <draw:frame presentation:style-name="Standard-outline1" draw:layer="backgroundobjects" svg:width="22.499cm" svg:height="11.019cm" svg:x="1.25cm" svg:y="4.445cm" presentation:class="outline" presentation:placeholder="true">
        <draw:text-box/>
      </draw:frame>
      <draw:frame presentation:style-name="Mpr1" draw:text-style-name="MP2" draw:layer="backgroundobjects" svg:width="5.824cm" svg:height="1.309cm" svg:x="1.25cm" svg:y="17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309cm" svg:x="8.55cm" svg:y="17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309cm" svg:x="17.925cm" svg:y="17.30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5T15:03:50.798869022</meta:creation-date>
    <dc:date>2024-04-05T13:06:08.952044081</dc:date>
    <meta:editing-duration>PT10M20S</meta:editing-duration>
    <meta:editing-cycles>3</meta:editing-cycles>
    <meta:generator>LibreOffice/7.3.7.2$Linux_X86_64 LibreOffice_project/30$Build-2</meta:generator>
    <meta:document-statistic meta:object-count="126"/>
  </office:meta>
</office:document-meta>
</file>